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2p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caled</text:p>
          </table:table-cell>
          <table:table-cell office:value-type="string" calcext:value-type="string">
            <text:p>scaled std</text:p>
          </table:table-cell>
          <table:table-cell office:value-type="string" calcext:value-type="string">
            <text:p>scaled ma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ert</text:p>
          </table:table-cell>
          <table:table-cell office:value-type="float" office:value="6.4145" calcext:value-type="float">
            <text:p>6.4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lf demo</text:p>
          </table:table-cell>
          <table:table-cell office:value-type="float" office:value="6.24306" calcext:value-type="float">
            <text:p>6.243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-35.355" calcext:value-type="float">
            <text:p>-35.3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i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+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+t +e</text:p>
          </table:table-cell>
          <table:table-cell table:formula="of:=AVERAGE([.F7:.J7])" office:value-type="float" office:value="-8.45658" calcext:value-type="float">
            <text:p>-8.45658</text:p>
          </table:table-cell>
          <table:table-cell table:formula="of:=([.B7]-[.B$4])/([.B$2]-[.B$4])" office:value-type="float" office:value="0.643972755240068" calcext:value-type="float">
            <text:p>0.6439727552</text:p>
          </table:table-cell>
          <table:table-cell table:formula="of:=STDEV([.F7:.J7])/([.B$2]-[.B$4])" office:value-type="float" office:value="0.476772756511403" calcext:value-type="float">
            <text:p>0.4767727565</text:p>
          </table:table-cell>
          <table:table-cell table:formula="of:=(MAX([.F7:.J7])-[.B$4])/([.B$2]-[.B$4])" office:value-type="float" office:value="0.988800440512815" calcext:value-type="float">
            <text:p>0.9888004405</text:p>
          </table:table-cell>
          <table:table-cell office:value-type="float" office:value="-24.3464" calcext:value-type="float">
            <text:p>-24.3464</text:p>
          </table:table-cell>
          <table:table-cell office:value-type="float" office:value="5.8234" calcext:value-type="float">
            <text:p>5.8234</text:p>
          </table:table-cell>
          <table:table-cell office:value-type="float" office:value="5.9467" calcext:value-type="float">
            <text:p>5.9467</text:p>
          </table:table-cell>
          <table:table-cell office:value-type="float" office:value="-35.3553" calcext:value-type="float">
            <text:p>-35.3553</text:p>
          </table:table-cell>
          <table:table-cell office:value-type="float" office:value="5.6487" calcext:value-type="float">
            <text:p>5.6487</text:p>
          </table:table-cell>
        </table:table-row>
      </table:table>
      <table:table table:name="r2r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caled</text:p>
          </table:table-cell>
          <table:table-cell office:value-type="string" calcext:value-type="string">
            <text:p>scaled std</text:p>
          </table:table-cell>
          <table:table-cell office:value-type="string" calcext:value-type="string">
            <text:p>scaled ma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ert</text:p>
          </table:table-cell>
          <table:table-cell office:value-type="float" office:value="-6.2709" calcext:value-type="float">
            <text:p>-6.2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lf demo</text:p>
          </table:table-cell>
          <table:table-cell office:value-type="float" office:value="-6.281" calcext:value-type="float">
            <text:p>-6.2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-28.4686" calcext:value-type="float">
            <text:p>-28.46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i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+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+t +e</text:p>
          </table:table-cell>
          <table:table-cell table:formula="of:=AVERAGE([.F7:.J7])" office:value-type="float" office:value="-6.62416" calcext:value-type="float">
            <text:p>-6.62416</text:p>
          </table:table-cell>
          <table:table-cell table:formula="of:=([.B7]-[.B$4])/([.B$2]-[.B$4])" office:value-type="float" office:value="0.984085738612559" calcext:value-type="float">
            <text:p>0.9840857386</text:p>
          </table:table-cell>
          <table:table-cell table:formula="of:=STDEV([.F7:.J7])/([.B$2]-[.B$4])" office:value-type="float" office:value="0.044403231857083" calcext:value-type="float">
            <text:p>0.0444032319</text:p>
          </table:table-cell>
          <table:table-cell table:formula="of:=(MAX([.F7:.J7])-[.B$4])/([.B$2]-[.B$4])" office:value-type="float" office:value="1.0162764610748" calcext:value-type="float">
            <text:p>1.0162764611</text:p>
          </table:table-cell>
          <table:table-cell office:value-type="float" office:value="-5.991" calcext:value-type="float">
            <text:p>-5.991</text:p>
          </table:table-cell>
          <table:table-cell office:value-type="float" office:value="-5.9096" calcext:value-type="float">
            <text:p>-5.9096</text:p>
          </table:table-cell>
          <table:table-cell office:value-type="float" office:value="-6.9739" calcext:value-type="float">
            <text:p>-6.9739</text:p>
          </table:table-cell>
          <table:table-cell office:value-type="float" office:value="-6.0382" calcext:value-type="float">
            <text:p>-6.0382</text:p>
          </table:table-cell>
          <table:table-cell office:value-type="float" office:value="-8.2081" calcext:value-type="float">
            <text:p>-8.20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2">00/00/0000</text:date>, <text:time style:data-style-name="N2" text:time-value="01:32:54.1735365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2T01:02:33.363361387</meta:creation-date>
    <meta:generator>LibreOffice/5.1.6.2$Linux_X86_64 LibreOffice_project/10m0$Build-2</meta:generator>
    <dc:date>2022-01-02T03:47:39.372233217</dc:date>
    <meta:editing-duration>PT1H58M41S</meta:editing-duration>
    <meta:editing-cycles>2</meta:editing-cycles>
    <meta:document-statistic meta:table-count="2" meta:cell-count="54" meta:object-count="0"/>
  </office:meta>
</office:document-meta>
</file>